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P11" style:family="paragraph" style:parent-style-name="Standard" style:list-style-name="L1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vel info</text:p>
      <text:p text:style-name="Standard"/>
      <text:p text:style-name="Standard">Level 1</text:p>
      <text:list xml:id="list5352173713109291938" text:style-name="L1">
        <text:list-item>
          <text:p text:style-name="P1">Zombie</text:p>
        </text:list-item>
        <text:list-item>
          <text:p text:style-name="P1">Skeleton</text:p>
        </text:list-item>
      </text:list>
      <text:p text:style-name="Standard">Level 2</text:p>
      <text:list xml:id="list1908303012409042778" text:style-name="L3">
        <text:list-item>
          <text:p text:style-name="P2">Skeleton</text:p>
        </text:list-item>
        <text:list-item>
          <text:p text:style-name="P2">Bandit</text:p>
        </text:list-item>
        <text:list-item>
          <text:p text:style-name="P2">Zombie</text:p>
        </text:list-item>
      </text:list>
      <text:p text:style-name="Standard">Level 3</text:p>
      <text:list xml:id="list1658802113832118781" text:style-name="L4">
        <text:list-item>
          <text:p text:style-name="P3">Bandit</text:p>
        </text:list-item>
        <text:list-item>
          <text:p text:style-name="P3">Skeleton</text:p>
        </text:list-item>
        <text:list-item>
          <text:p text:style-name="P3">Ghost</text:p>
        </text:list-item>
      </text:list>
      <text:p text:style-name="Standard">Level 4</text:p>
      <text:list xml:id="list2356245013700632419" text:style-name="L5">
        <text:list-item>
          <text:p text:style-name="P4">Ghost</text:p>
        </text:list-item>
        <text:list-item>
          <text:p text:style-name="P4">Bandit</text:p>
        </text:list-item>
        <text:list-item>
          <text:p text:style-name="P4">Orc</text:p>
        </text:list-item>
      </text:list>
      <text:p text:style-name="Standard">Level 5</text:p>
      <text:list xml:id="list1301110462605860843" text:style-name="L6">
        <text:list-item>
          <text:p text:style-name="P5">Vampire</text:p>
        </text:list-item>
        <text:list-item>
          <text:p text:style-name="P5">Orc</text:p>
        </text:list-item>
      </text:list>
      <text:p text:style-name="Standard">Level 6</text:p>
      <text:list xml:id="list955599866823314039" text:style-name="L7">
        <text:list-item>
          <text:p text:style-name="P6">Vampire</text:p>
        </text:list-item>
        <text:list-item>
          <text:p text:style-name="P6">Demon</text:p>
        </text:list-item>
      </text:list>
      <text:p text:style-name="Standard">Level 7</text:p>
      <text:list xml:id="list8669660108332096691" text:style-name="L8">
        <text:list-item>
          <text:p text:style-name="P7">Demon</text:p>
        </text:list-item>
        <text:list-item>
          <text:p text:style-name="P7">Dwarf</text:p>
        </text:list-item>
      </text:list>
      <text:p text:style-name="Standard">Level 8</text:p>
      <text:list xml:id="list1632044877249172873" text:style-name="L12">
        <text:list-item>
          <text:p text:style-name="P11">Dwarf</text:p>
        </text:list-item>
      </text:list>
      <text:list xml:id="list5871047295235076258" text:style-name="L11">
        <text:list-item>
          <text:p text:style-name="P10">Werewolf</text:p>
        </text:list-item>
      </text:list>
      <text:list xml:id="list907124781939267494" text:style-name="L9">
        <text:list-item>
          <text:p text:style-name="P8">Demon</text:p>
        </text:list-item>
      </text:list>
      <text:p text:style-name="Standard">Level 9</text:p>
      <text:list xml:id="list5608301269731754139" text:style-name="L10">
        <text:list-item>
          <text:p text:style-name="P9">Lich(boss)</text:p>
        </text:list-item>
        <text:list-item>
          <text:p text:style-name="P9">Werewolf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5:10:18.12</meta:creation-date>
    <dc:date>2012-10-28T15:29:26.57</dc:date>
    <meta:editing-duration>PT19M9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32" meta:word-count="64" meta:character-count="230"/>
  </office:meta>
</office:document-meta>
</file>